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2A5748F6E2FA8BBFC.png" manifest:media-type="image/png"/>
  <manifest:file-entry manifest:full-path="Pictures/10098C95000129600001A4C0356F4D6CED792ACA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width="17.59cm" svg:height="24.887cm" draw:z-index="0"><draw:image xlink:href="Pictures/10098C95000129600001A4C0356F4D6CED792ACA.pdf" xlink:type="simple" xlink:show="embed" xlink:actuate="onLoad" draw:mime-type="application/pdf"/><draw:image xlink:href="Pictures/100000010000031900000462A5748F6E2FA8BB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7:51:38.760751103</meta:creation-date>
    <dc:date>2023-02-23T17:52:08.195699983</dc:date>
    <meta:editing-duration>PT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